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3">
      <style:paragraph-properties fo:break-before="pag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4">
      <style:paragraph-properties fo:break-before="page"/>
    </style:style>
    <style:style style:name="P83" style:family="paragraph" style:parent-style-name="Subtitle">
      <style:paragraph-properties fo:margin-top="0.706cm" fo:margin-bottom="0.706cm"/>
      <style:text-properties style:use-window-font-color="true" fo:font-weight="bold" style:font-weight-asian="bold" style:font-weight-complex="bold"/>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6690717666915337925"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153876781058152190" text:style-name="диалог">
        <text:list-item>
          <text:p text:style-name="P88">Ты переживаешь напрасно!</text:p>
        </text:list-item>
      </text:list>
      <text:p text:style-name="P12"><text:soft-page-break/>Или:</text:p>
      <text:list xml:id="list41348637"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1343329"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50</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6596488029236886660"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50</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365195"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83660222171081469" text:style-name="L2">
        <text:list-header>
          <text:p text:style-name="P114"><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52</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373107" text:continue-list="list41343329"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362848" text:continue-list="list41365195"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355834" text:continue-list="list41373107"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367762"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350038"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360554"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373320"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371155"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368259"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353915"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373934"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347972"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346551"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372418"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371131"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361750" text:continue-numbering="true" text:style-name="диалог">
        <text:list-item>
          <text:p text:style-name="P88">Мы же живем вместе, что тебе еще надо?!</text:p>
        </text:list-item>
      </text:list>
      <text:p text:style-name="P12">Или:</text:p>
      <text:list xml:id="list41356086"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351103" text:continue-numbering="true" text:style-name="диалог">
        <text:list-item>
          <text:p text:style-name="P88">Что ты выдумываешь?</text:p>
        </text:list-item>
      </text:list>
      <text:p text:style-name="P12"><text:soft-page-break/>Или:</text:p>
      <text:list xml:id="list41359862"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355637"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373766"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366758" text:continue-list="list41362848"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365758" text:continue-list="list41373766"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353037" text:continue-numbering="true" text:style-name="диалог">
        <text:list-item>
          <text:p text:style-name="P88">Уже лучше.</text:p>
        </text:list-item>
        <text:list-item>
          <text:p text:style-name="P88">Ну это уже куда не шло!..</text:p>
        </text:list-item>
      </text:list>
      <text:p text:style-name="P12">Или:</text:p>
      <text:list xml:id="list41372513"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354774"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348442"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342171" text:continue-list="list41366758"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344049" text:continue-list="list41348442"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356200"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349139"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345251"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357566"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362201"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371580"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370228" text:continue-numbering="true" text:style-name="диалог">
        <text:list-item>
          <text:p text:style-name="P88">Я вчера ходил в кино.</text:p>
        </text:list-item>
      </text:list>
      <text:p text:style-name="P12">Мы едем в за город отдыхать, он скажет:</text:p>
      <text:list xml:id="list41348124"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346734"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353611"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352629"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1360811"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373791"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373875"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342437"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354629"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354227"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369583"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355418"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357679"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354341"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361760"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373262"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372564"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343113"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365655"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370653"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364786" text:continue-numbering="true" text:style-name="диалог">
        <text:list-item>
          <text:p text:style-name="P88">Неужели тебе нравятся такое общение!?</text:p>
        </text:list-item>
      </text:list>
      <text:p text:style-name="P25">Ответ всегда был один:</text:p>
      <text:list xml:id="list41345777"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360108" text:continue-list="list41342171"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362119" text:continue-list="list41345777"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355668"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4839310211539555338"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349397" text:continue-list="list41355668"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345561"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346810"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362753"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371046"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372929"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373394"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373043" text:continue-numbering="true" text:style-name="диалог">
        <text:list-item>
          <text:p text:style-name="P92">Пойдем купим тебе что-нибудь новое.</text:p>
        </text:list-item>
      </text:list>
      <text:p text:style-name="P3">Он отвечал:</text:p>
      <text:list xml:id="list41361994"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343694"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373853"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354184"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358445"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348167"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348846"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357894"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355641"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359195"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1356724"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8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360229"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1348630" text:continue-numbering="true" text:style-name="диалог">
        <text:list-item>
          <text:p text:style-name="P112"><text:span text:style-name="T23">Я, — говорил, — просто на вас посижу посмотрю...</text:span></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1343219"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364733"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351864"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344249"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359639" text:continue-numbering="true" text:style-name="диалог">
        <text:list-item>
          <text:p text:style-name="P92">А я тут при чем?!</text:p>
        </text:list-item>
      </text:list>
      <text:p text:style-name="P3">Или:</text:p>
      <text:list xml:id="list41364618"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355647"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361581"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366834"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352425"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360296"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1356480"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1354414"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1345456"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371898"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1349668"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1356226"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363718" text:continue-numbering="true" text:style-name="диалог">
        <text:list-item>
          <text:p text:style-name="P92">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83</dc:date><text:p text:style-name="P143"><text:span text:style-name="T64">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1342611"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1366229"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373836"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1352295" text:continue-numbering="true" text:style-name="диалог">
        <text:list-item>
          <text:p text:style-name="P92">Ну говорил, так говорил... Я снова все напутала.</text:p>
          <text:p text:style-name="P137"/>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342101" text:continue-numbering="true" text:style-name="диалог">
        <text:list-item>
          <text:p text:style-name="P92">Но ведь было же!</text:p>
        </text:list-item>
      </text:list>
      <text:p text:style-name="P3">Но мне повторяли и повторяли:</text:p>
      <text:list xml:id="list41367741"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354847"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365153"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370652"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341909"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1354076"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364257"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343347"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370509" text:continue-numbering="true" text:style-name="диалог">
        <text:list-item>
          <text:p text:style-name="P92">Да все считают, что ты неадекватная!</text:p>
        </text:list-item>
      </text:list>
      <text:p text:style-name="P3">Или:</text:p>
      <text:list xml:id="list41366600"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347702"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1365131"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348976"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1353879" text:continue-numbering="true" text:style-name="диалог">
        <text:list-item>
          <text:p text:style-name="P92"><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357324"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text:soft-page-break/>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1351584"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358081"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345223"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358651" text:continue-numbering="true" text:style-name="диалог">
        <text:list-item>
          <text:p text:style-name="P92">Выдели хоть выходные для меня! — просила я.</text:p>
        </text:list-item>
        <text:list-item>
          <text:p text:style-name="P92">Хотя бы день!</text:p>
        </text:list-item>
        <text:list-item>
          <text:p text:style-name="P92">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360454"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345257"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1349361" text:continue-list="list4839310211539555338"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362819" text:continue-list="list41345257"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361031"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345363"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351585" text:continue-numbering="true" text:style-name="диалог">
        <text:list-item>
          <text:p text:style-name="P92"><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357331"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2</dc:date><text:p text:style-name="P143"><text:span text:style-name="T64">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347681"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3">-фр</text:span><text:span text:style-name="T14">анц</text:span><text:span text:style-name="T43">.</text:span><text:span text:style-name="T1"> </text:span><text:span text:style-name="T43">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357208"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360617"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349781" text:continue-numbering="true" text:style-name="диалог">
        <text:list-item>
          <text:p text:style-name="P92">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343863"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351958"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354663"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95</dc:date><text:p text:style-name="P143"><text:span text:style-name="T64">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353501"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350918"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348964"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353011"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357187" text:continue-numbering="true" text:style-name="диалог">
        <text:list-item>
          <text:p text:style-name="P112"><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2"><text:soft-page-break/>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345055"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01</dc:date><text:p text:style-name="P143"><text:span text:style-name="T64">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346990"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1364259"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369568"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344014" text:continue-list="list41349361"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374032" text:continue-list="list41369568"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371995"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351752"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351960"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112"><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2"><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345489"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371243"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357792"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367922"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354221"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354273" text:continue-numbering="true" text:style-name="диалог">
        <text:list-item>
          <text:p text:style-name="P92">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text:soft-page-break/>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368335" text:continue-numbering="true" text:style-name="диалог">
        <text:list-item>
          <text:p text:style-name="P92"><text:soft-page-break/>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364579"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1361420"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357400" text:continue-numbering="true" text:style-name="диалог">
        <text:list-item>
          <text:p text:style-name="P92">Все в порядке;</text:p>
        </text:list-item>
        <text:list-item>
          <text:p text:style-name="P92">Ты себе накручиваешь;</text:p>
        </text:list-item>
        <text:list-item>
          <text:p text:style-name="P92">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1367315"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357261"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370593"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1369106"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343157"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371607" text:continue-numbering="true" text:style-name="диалог">
        <text:list-item>
          <text:p text:style-name="P112"><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1348419"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342149"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371232"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1364195"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13522951" text:continue-list="list41360108"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372158" text:continue-list="list41364195" text:style-name="диалог">
        <text:list-item>
          <text:p text:style-name="P112"><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360724"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363392"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357613"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367834"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1343534"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1360411" text:continue-numbering="true" text:style-name="диалог">
        <text:list-item>
          <text:p text:style-name="P92"><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342928"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1356661"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364144"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348925" text:continue-numbering="true" text:style-name="диалог">
        <text:list-item>
          <text:p text:style-name="P92"><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355468"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1358000"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356485"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370872"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361404"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344844"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344708"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344222"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1357059"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373048"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1370867"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349558" text:continue-numbering="true" text:style-name="диалог">
        <text:list-item>
          <text:p text:style-name="P92">Что, ручки из жопы?</text:p>
        </text:list-item>
      </text:list>
      <text:p text:style-name="P3">Или:</text:p>
      <text:list xml:id="list41348844"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350700" text:continue-list="list413522951"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355341" text:continue-list="list41348844"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364767"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24</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350411"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345638"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374326"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354138"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365282" text:continue-numbering="true" text:style-name="диалог">
        <text:list-item>
          <text:p text:style-name="P116">Ты одна тут?</text:p>
        </text:list-item>
      </text:list>
      <text:p text:style-name="P29">И вы говорите, мол:</text:p>
      <text:list xml:id="list41346783"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347867"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356475"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372372"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344468"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343594"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5467872895951126935"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2"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3352977066934403630"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364379" text:continue-list="list41344014"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3986139753485178067"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348157" text:continue-list="list41350700"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2"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366293"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2"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358549"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2"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360255"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342924" text:continue-list="list4136437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33</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2"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350735" text:continue-list="list41360255"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8815106143571338029"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2"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358345" text:continue-list="list41350735"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366746"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2"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07229332638856251"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2"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350009" text:continue-list="list41366746"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7"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347005" text:continue-list="list41343594"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353549"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352836"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345820"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366217"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7"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7"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342176"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344790"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370647"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372519"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7"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357035"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353914"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372728"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361712"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348456"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7"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371930"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7"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373671"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360653"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370477"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373578"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3500091"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360650"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342380"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7"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347964"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356257" text:continue-numbering="true" text:style-name="диалог">
        <text:list-item>
          <text:p text:style-name="P92"><text:soft-page-break/>Ты что, обиделся? На что? На то, что не можешь оказать мне помощь?</text:p>
        </text:list-item>
      </text:list>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345637"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345085"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7"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363775"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349772"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362913"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363870"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362149"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373834"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371236"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77"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371387"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370503"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362672"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371070"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7"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350568"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372326"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355898"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355208"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364979"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362415"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7"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353332"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355180"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374494"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346858"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368281"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351050"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1362601"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7"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358443"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369021"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352764"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342163"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1345161"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371624"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1355121"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1347160"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362899"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373893"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343489"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370501"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372926"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360763"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7"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347203"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355372"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7"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370214"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7"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2"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365853"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357339"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364082"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372524"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3607631"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367949"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343751"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2"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373759"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350047"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357470"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366460"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348554"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2"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345118"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371034"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369977"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2"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7"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346021"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365638"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7"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356591"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2"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1315665116134893934"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7"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990212458680385846"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342215" text:continue-list="list41356591"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366472"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371068"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374338"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368782"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353920"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369179"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373557"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372641"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358632"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342123"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353042"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374269"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7"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350551"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7"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7"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367862"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77"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361298" text:continue-numbering="true" text:style-name="диалог">
        <text:list-item>
          <text:p text:style-name="P92">Так будет лучше для нас.</text:p>
        </text:list-item>
      </text:list>
      <text:p text:style-name="P3">Или:</text:p>
      <text:list xml:id="list41347664"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360474" text:continue-list="list41342924"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348206" text:continue-list="list41360474"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366268" text:continue-list="list41347664"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369546"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2">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2. Не ной</text:chapter></text:p>
      </style:header-left>
      <style:footer>
        <text:p text:style-name="Footer"/>
      </style:footer>
      <style:footer-left>
        <text:p text:style-name="Footer"><text:page-number text:select-page="current">180</text:page-number></text:p>
      </style:footer-left>
    </style:master-page>
    <style:master-page style:name="Right_20_Page" style:display-name="Right Page" style:page-layout-name="Mpm5" style:next-style-name="Left_20_Page">
      <style:header>
        <text:p text:style-name="MP1"><text:chapter text:display="name" text:outline-level="4"> Глава 13. Неадекватная</text:chapter> </text:p>
      </style:header>
      <style:footer>
        <text:p text:style-name="Footer"><text:page-number text:select-page="current">18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5-24T21:16:09.83</dc:date>
    <meta:editing-cycles>1243</meta:editing-cycles>
    <meta:editing-duration>P37DT3H53M24S</meta:editing-duration>
    <meta:document-statistic meta:table-count="1" meta:image-count="0" meta:object-count="0" meta:page-count="581" meta:paragraph-count="4220" meta:word-count="104713" meta:character-count="65642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